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00%" fo:text-align="justify" style:justify-single-word="false"/>
    </style:style>
    <style:style style:name="P5" style:family="paragraph" style:parent-style-name="Standard">
      <style:paragraph-properties fo:line-height="200%" fo:text-align="justify" style:justify-single-word="false"/>
    </style:style>
    <style:style style:name="P6" style:family="paragraph" style:parent-style-name="List_20_Paragraph" style:list-style-name="WWNum6">
      <style:paragraph-properties fo:text-align="justify" style:justify-single-word="false"/>
    </style:style>
    <style:style style:name="P7" style:family="paragraph" style:parent-style-name="List_20_Paragraph" style:list-style-name="WWNum1">
      <style:paragraph-properties fo:text-align="justify" style:justify-single-word="false"/>
      <style:text-properties fo:color="#92d050" fo:font-weight="bold" style:font-weight-asian="bold"/>
    </style:style>
    <style:style style:name="P8" style:family="paragraph" style:parent-style-name="List_20_Paragraph" style:list-style-name="WWNum4">
      <style:paragraph-properties fo:text-align="justify" style:justify-single-word="false"/>
      <style:text-properties fo:color="#92d050" fo:font-weight="bold" style:font-weight-asian="bold"/>
    </style:style>
    <style:style style:name="P9" style:family="paragraph" style:parent-style-name="List_20_Paragraph" style:list-style-name="WWNum4">
      <style:paragraph-properties fo:line-height="100%" fo:text-align="justify" style:justify-single-word="false"/>
      <style:text-properties fo:color="#92d050" fo:font-weight="bold" style:font-weight-asian="bold"/>
    </style:style>
    <style:style style:name="P10" style:family="paragraph" style:parent-style-name="List_20_Paragraph" style:list-style-name="WWNum5">
      <style:paragraph-properties fo:text-align="justify" style:justify-single-word="false"/>
      <style:text-properties fo:color="#00b0f0"/>
    </style:style>
    <style:style style:name="P11" style:family="paragraph" style:parent-style-name="List_20_Paragraph" style:list-style-name="WWNum5">
      <style:paragraph-properties fo:line-height="150%" fo:text-align="justify" style:justify-single-word="false"/>
      <style:text-properties fo:color="#00b0f0"/>
    </style:style>
    <style:style style:name="P12" style:family="paragraph" style:parent-style-name="List_20_Paragraph" style:list-style-name="WWNum7">
      <style:paragraph-properties fo:line-height="100%" fo:text-align="justify" style:justify-single-word="false"/>
      <style:text-properties fo:color="#00b0f0"/>
    </style:style>
    <style:style style:name="P13" style:family="paragraph" style:parent-style-name="Standard" style:master-page-name="Standard">
      <style:paragraph-properties fo:text-align="center" style:justify-single-word="false" style:page-number="auto"/>
    </style:style>
    <style:style style:name="P14" style:family="paragraph" style:parent-style-name="Standard">
      <style:paragraph-properties fo:text-align="justify" style:justify-single-word="false"/>
      <style:text-properties fo:color="#ffc000" fo:font-size="12pt" style:text-underline-style="solid" style:text-underline-width="auto" style:text-underline-color="font-color" fo:font-weight="bold" style:font-size-asian="12pt" style:font-weight-asian="bold" style:font-size-complex="12pt"/>
    </style:style>
    <style:style style:name="P15" style:family="paragraph" style:parent-style-name="Standard">
      <style:paragraph-properties fo:line-height="100%" fo:text-align="justify" style:justify-single-word="false"/>
      <style:text-properties fo:font-size="12pt" officeooo:rsid="00099e75" officeooo:paragraph-rsid="00099e75" style:font-size-asian="12pt" style:font-size-complex="12pt"/>
    </style:style>
    <style:style style:name="P16" style:family="paragraph" style:parent-style-name="Standard">
      <style:paragraph-properties fo:line-height="100%" fo:text-align="justify" style:justify-single-word="false"/>
      <style:text-properties fo:font-size="12pt" officeooo:paragraph-rsid="00099e75" style:font-size-asian="12pt" style:font-size-complex="12pt"/>
    </style:style>
    <style:style style:name="P17" style:family="paragraph" style:parent-style-name="Standard">
      <style:paragraph-properties fo:line-height="100%" fo:text-align="justify" style:justify-single-word="false"/>
      <style:text-properties fo:color="#ff0000" fo:font-size="14pt" officeooo:rsid="00099e75" officeooo:paragraph-rsid="00099e75" style:font-size-asian="14pt" style:font-size-complex="14pt"/>
    </style:style>
    <style:style style:name="P18" style:family="paragraph" style:parent-style-name="Standard">
      <style:paragraph-properties fo:line-height="100%" fo:text-align="justify" style:justify-single-word="false"/>
      <style:text-properties style:font-name="Arial" fo:font-size="12pt" officeooo:rsid="00099e75" officeooo:paragraph-rsid="00099e75" style:font-size-asian="12pt" style:font-size-complex="12pt"/>
    </style:style>
    <style:style style:name="T1" style:family="text">
      <style:text-properties style:text-position="super 58%"/>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style>
    <style:style style:name="T4" style:family="text">
      <style:text-properties fo:font-style="italic" style:text-underline-style="solid" style:text-underline-width="auto" style:text-underline-color="font-color" style:font-style-asian="italic"/>
    </style:style>
    <style:style style:name="T5" style:family="text">
      <style:text-properties style:font-name="Wingdings" style:font-name-asian="Wingdings2" style:font-name-complex="Wingdings2"/>
    </style:style>
    <style:style style:name="T6" style:family="text">
      <style:text-properties fo:font-weight="bold" style:font-weight-asian="bold"/>
    </style:style>
    <style:style style:name="T7" style:family="text">
      <style:text-properties style:font-name="Calibri"/>
    </style:style>
    <style:style style:name="T8" style:family="text">
      <style:text-properties style:font-name="Calibri" officeooo:rsid="00099e75"/>
    </style:style>
    <style:style style:name="T9" style:family="text">
      <style:text-properties style:font-name="Ari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Les carolingiens et l’empire</text:p>
      <text:p text:style-name="P1">(8-10<text:span text:style-name="T1">ème</text:span>)</text:p>
      <text:p text:style-name="P1"/>
      <text:p text:style-name="P2">CF_ Pierre Riché, <text:span text:style-name="T2">les carolingiens, une famille qui fit l’Europe</text:span>.</text:p>
      <text:p text:style-name="P14">Introduction</text:p>
      <text:p text:style-name="P2">Depuis les années 620, c’est la famille austrasienne des Pippinides qui parvient (pépin l’Ancien) progressivement à monopoliser les charges de maire du palais, lui donnant un pouvoir prédominant sur le reste des aristocraties. Ceux sont les Pippinides qui rendent cette royauté sacrée, à partir de pépin III le bref 741 – 768. <text:s/>C’est aussi la conception de la royauté qui change. On passe d’une conception de la royauté basée sur la force guerrière à une royauté qui tire sa légitimité et sa force de la providence divine. A partir du 8<text:span text:style-name="T1">ème</text:span>, le roi s’affirme fondamentalement comme un souverain chrétien, là ou le roi mérovingien s’affirmait fondamentalement comme un souverain guerrier. La construction de l’empire sous Charlemagne éclate en 843 (partage de Verdun), or il n’y a qu’un seul titre d’empereur qui ne peut être partagé. Il y’a indomptabilité entre le titre impérial qui ne peut être porté par une personne et le partage territorial. Charles le Chauve 843-877. C’est de la Francie Occidentale que va naitre la future France.</text:p>
      <text:p text:style-name="P2">La période carolingienne s’étend sur deux siècles, cette période là est souvent renommée de « renaissance carolingienne ». Sert à désigner cette période que les carolingiens eux-mêmes qualifiaient de régénération. Mise en ordre carolingienne : sociale, politique, religieuse et culturelle. Le gouvernement carolingien s’articule également avec l’appui de l’aristocratie, dont les membres servent l’empire en tant que duc, comte et évêque. <text:s/></text:p>
      <text:p text:style-name="P2">Sources littéraires, réfléchis de types politiques : Jonas d’Orléans, <text:span text:style-name="T3">Le métier du roi</text:span> et Hinemar (homme d’église très important mort rn 882) de Reims, <text:span text:style-name="T3">Sur l’ordre du palais</text:span>.</text:p>
      <text:p text:style-name="P2">Comment la royauté francique est-elle passé d’une royauté guerrière mérovingienne aucune royauté chrétienne carolingienne ?</text:p>
      <text:p text:style-name="P2">Comment est on passé d’un royaume des francs à la francien occidentale en passant par un empire chrétien ?</text:p>
      <text:p text:style-name="P2"/>
      <text:p text:style-name="P14">I/ Des mérovingiens aux carolingiens</text:p>
      <text:list xml:id="list465068002" text:style-name="WWNum1">
        <text:list-item>
          <text:p text:style-name="P7">La prise du pouvoir par Pépin III le bref</text:p>
        </text:list-item>
      </text:list>
      <text:p text:style-name="P2">En 741 pépin III dit le Bref (meurt en 768), est maire du palais des trois palais.</text:p>
      <text:p text:style-name="P2">En 751 : allié avec le pape Zacharie (meurt en 752), lui pose la question si c’est bien le royaume soit gouverné par un roi : il fau que les francs restent stables car il a besoin d’un protecteur le pape, afin de l’aider militairement pour empêcher les envahisseurs de pénétrer ses terre, pb : les rois sont peux existants. Il répond « il valait mieux appeler roi celui qui en avait la puissance plutôt que celui qui était dénué de tout pouvoir » : le titre de roi doit être à celui qui gouverne <text:span text:style-name="T5"></text:span> rupture de la succession, mais le pape légitime cette accession au trône, ça n’en est pas moins un coup d’état.</text:p>
      <text:p text:style-name="P2">Déposition de Childéric III : coup d’état et pour avoir la totale adhésion des francs : réunit l’Assemblée à Soissons, il se fait élire et acclamer roi par les grands du royaume. Il se fait également consacrée par <text:soft-page-break/>les évêques de Neustrie et d’Austrasie : il reçoit dans un premier temps, une simple bénédiction : pouvoir de l’église dans la reconnaissance de la renommée <text:span text:style-name="T5"></text:span> 1<text:span text:style-name="T1">ère</text:span> forme de sacre + fondation d’une nouvelle lignée royale. En 753, le pape Etienne II fuit Rome et réfugie chez les Francs. Pépin III se fait consacrer une seconde fois, de manière plus accomplie en 754 à Saint-Denis : choix symbolique (Clovis et dagobert) <text:span text:style-name="T5"></text:span> parenté fictive. Lors de ce sacre, la reine est aussi consacrée dans son statut, ainsi que ses fils qui reçoivent l’onction (base même du sacre) <text:span text:style-name="T5"></text:span> cérémonie collective dans un lieu collective. A l’issu de ce deuxième sacre : légitimation de la famille et surtout Etienne II, va renforcer l’accession de cette nouvelle famille au pouvoir ; il va interdire à tous les aristocrates un successeur qui n’est pas dans la famille des Pépinides : garantie le principe d’hérédité dans la famille des Pépinides. Le sacre ne met pas fin au principe de l’élection. CF_ extrait de la Chronique (Frédégaire). Avec pépin le bref et le second sacre on voit émerger une nouvelle conception de la royauté.</text:p>
      <text:p text:style-name="P2"/>
      <text:list xml:id="list104835311800419" text:continue-numbering="true" text:style-name="WWNum1">
        <text:list-item>
          <text:p text:style-name="P7">Le sacre royal : une nouvelle conception du pouvoir</text:p>
        </text:list-item>
      </text:list>
      <text:p text:style-name="P2">Sacre consiste en une onction : huile sainte : le saint chrême consacré par un évêque, appliqué sur front, épaules et mains. Cérémonie décrit dans l’ancien testament qui est la cérémonie nécessaire pour les rois d’Israël. Mais aussi les wisigoths pratiquaient ce rituel du sacre. L’onction fait du roi, l’élu de dieu/ le représentant de dieu sur terre. La mission du roi évolue elle-aussi, désormais les rois sont dotés d’une mission nouvelle : amener le peuple vers le salut. Le sacre a christianisé la fonction royale, ce que ne faisait pas le baptême, il ne christianisait que le roi. Le sacre ne suffit à faire à faire roi. Nouvelle conception de la royauté. On assiste par l’essor du sacre, à la <text:span text:style-name="T6">cléricalisation</text:span> de la royauté : fusion du pôle politique et religieux. CF_ Robert- Henri Bautier.</text:p>
      <text:p text:style-name="P2"/>
      <text:p text:style-name="P14">II/ La création d’un empire chrétien</text:p>
      <text:list xml:id="list106054574" text:style-name="WWNum4">
        <text:list-item>
          <text:p text:style-name="P8">Les conquêtes de Charlemagne</text:p>
        </text:list-item>
      </text:list>
      <text:p text:style-name="P2">Début du règne seul de charlemagne, d’abord roi. Nouvelle mission inspirée de la christianisation de la fonction royaume : préparer le retour du christ sur terre en étendant le royaume du christ <text:span text:style-name="T5"></text:span> règne de conquête.</text:p>
      <text:list xml:id="list1088636084" text:style-name="WWNum5">
        <text:list-item>
          <text:p text:style-name="P10">La dilatatio regni : l’expansion du royaume.</text:p>
        </text:list-item>
      </text:list>
      <text:p text:style-name="P3">Il part avec une armée composée d’hommes libres, guerre à pied, ne sont pas tous de s professionnels. Ces grandes conquêtes durent entre 772 et 801 : </text:p>
      <text:list xml:id="list3662712453" text:style-name="WWNum6">
        <text:list-item>
          <text:p text:style-name="P6">Royaume lombards, roi des lombards en 774 : y placera son fils Pépin (association des fils au pouvoir, durant le vivant de leur père). </text:p>
        </text:list-item>
        <text:list-item>
          <text:p text:style-name="P6">Terres Germaniques : Bavière en 788.</text:p>
        </text:list-item>
        <text:list-item>
          <text:p text:style-name="P6">Saxe entre 772 et 804 : guerre de conquête doublée de politique de conversion. Ils étaient des païens particulièrement résistants <text:span text:style-name="T5"></text:span> massacre de Verden en 782, et capitulaire des Saxons en 785. </text:p>
        </text:list-item>
        <text:list-item>
          <text:p text:style-name="P6">Péninsule ibérique, qui fut un échec, il n’en prit qu’un petit bout. Elle était sous occupation musulman sous l’autorité de l’émir, aide l’émir de Saragosse qui veut la révolution.</text:p>
        </text:list-item>
      </text:list>
      <text:p text:style-name="P2">La chanson de Rolland fait croire à tout le monde que ce massacre fut provoqué par les arabes, alors qu’il fut provoqué par les Vascons (basques). Ce massacre va lui permettre, d’aller en Aquitaine où il pacifie la région et il en fait un Regnum. Il y met en tête, son fils Louis (futur Louis le Pieu). Il <text:soft-page-break/>conquiert Barcelone, mais ne va pas plus loin en 801. <text:s/>Les conditions territoriales et politiques sont réunies pour qu’on arrive à concevoir que désormais ce territoire des francs pourrait bien être considéré comme un empire – faire renaître ce qui avait disparu depuis 476 : le titre et la fonction impériale.</text:p>
      <text:p text:style-name="P2"/>
      <text:list xml:id="list104836317842411" text:continue-list="list1088636084" text:style-name="WWNum5">
        <text:list-item>
          <text:p text:style-name="P11">Charlemagne et l’idéologie carolingienne du pouvoir</text:p>
        </text:list-item>
      </text:list>
      <text:p text:style-name="P4">Va nourrir une nouvelle idéologie du pouvoir : carolingienne.</text:p>
      <text:p text:style-name="P4">En tant que roi, il prend le titre d’empereur : l’empire byzantin est affaibli par des querelles de successions. CF lettre d’Alcuin à Charlemagne en 799 : « <text:span text:style-name="T3">C’est maintenant toi seul que s’appuient les églises du christ, que toi seul qu’elles attendent le salut de toi vengeur des crimes, guide de ceux qui errent, consolateur des affligés soutiens de bon</text:span>s… ». Pas sure du sacre en tant qu’empereur de Charlemagne. La résurrection de l’empire, de la fonction et de l’empire, e l’an 800, au moment de la cérémonie de charlemagne à Rome par le pap Néon III. </text:p>
      <text:p text:style-name="P4">Extrait des annales royales nous racontant le sacre de Charlemagne le 25/12/800 :</text:p>
      <text:p text:style-name="P4">Surprise du chef, d’avoir la couronne sur la tête + Acclamation après le couronnement : cérémonie dans le désordre, d’après Eginhard charlemagne était très en colère de lui avoir posé l couronne sur la tête sans prévenir et avant l’acclamation <text:span text:style-name="T5"></text:span> en posant la couronne impériale avant l’acclamation des grands, le pape se fait maitre de l’opération du couronnement : « c’est moi l’empereur », il inverse la hiérarchie de pouvoir entre pape et empereur. </text:p>
      <text:p text:style-name="P4">Ne renonce pas aux titres de ses requêtes (roi des lombards).</text:p>
      <text:p text:style-name="P4">Il dispose d’un double pouvoir : temporel : gouverner le peuple, pour Alcuin c’est ce qui fait l’unité des peuples : principe de soumission et spirituel : investit d’un pouvoir cadré, et par le baptême est christianisé, représenté de dieu sur terre et doit se soumettre à la volonté divine, mais eut diriger l’église, ce que Charlemagne fera <text:span text:style-name="T5"></text:span> réforme en profondeur de l’église franque et carolingienne, mais les évêques le réprimande sur sa manière de diriger l’empire religieux. </text:p>
      <text:p text:style-name="P4">Un palais : <text:span text:style-name="T4">Aix-la-Chapelle</text:span>, 796, construit avant même d’être empereur. Conception d’un pouvoir se prétendant déjà universelle, on est aux prémices de la conception universaliste de charlemagne. On eut y lire la triple fonction : politique, religieuse et résidentielle. <text:span text:style-name="T4">Aix-la-Chapelle</text:span> s’est retrouvée géographiquement parlant au centre de l’empire. Grande assemblée politique du royaume : 900m², salle de justice et la chapelle du palais <text:span text:style-name="T5"></text:span> désigne l’édifice religieux, incarne la forme religieuse du pouvoir. Rez-Chaussée ou sn autorisés les papes, peuple etc. à rentrer, trône à l’étage intermédiaire : <text:s/>charlemagne montre qu’il se considère comme un intermédiaire entre les dieux et les hommes. Utilisation du christianisme pour renforcer la tradition franque du pouvoir. Représentation en majesté de ses fils. Il s’identifie aux rois de anciens testaments. </text:p>
      <text:p text:style-name="P4">Cette représentation très chrétienne n’efface pas les traditions germaniques dans l’exercice du pouvoir et à la conception de la royauté, notamment dans les coutumes de succession : projet de partage succetaurale en ses trois fils, ils reçoivent chacun une portion de l’empire, pas forcément d’un seul tenant. Les trois fils : Charles pépin et louis ont également reçu du vivant de leur père l’onction royale : cela renforce la succession de leur pouvoir à la mort de leur père.</text:p>
      <text:p text:style-name="P4"/>
      <text:list xml:id="list104834854913632" text:continue-list="list106054574" text:style-name="WWNum4">
        <text:list-item>
          <text:p text:style-name="P9">Louis le pieu, 814-840, au partage de Verdun, 843.</text:p>
        </text:list-item>
      </text:list>
      <text:p text:style-name="P4">En 813, ses frères meurent : en septembre les grands sont réunis à Aix-la-Chapelle, son père le sacre et lui met la couronne sur la tête : sorte de sacre laïque par anticipation. Pour renforcer sa position, il <text:soft-page-break/>fera renouveler le sacre en 816 à Reims par le pape. Il a poursuivi des réformes, dans le monde monastique, a fait avancer la conception du pouvoir impérial. « Par la providence divine empereur Auguste » (liste des titres : titulatures). Louis conserve uniquement le titre d’empereur, il abandonne ainsi la dimension laïque du pouvoir. La plupart des conseillers sont des religieux et sont ceux qui théorisent le pouvoir royale. </text:p>
      <text:list xml:id="list2088348387" text:style-name="WWNum7">
        <text:list-item>
          <text:p text:style-name="P12">Vers une nouvelle conception du pouvoir royal</text:p>
        </text:list-item>
      </text:list>
      <text:p text:style-name="P4">Après 825 : affaiblissement du pouvoir royale et instabilité du royaume : guerre de succession. Partage successorale : 843 Verdun, il a prévu de transmettre l’empire entre ses trois fils : Lothaire, Pépin et Louis, programmé en 817 au départ, concerne Lothaire mais pas louis : le titre de l’empereur n’est pas divisible et le donne à Lothaire, et ordonne la soumission des deux frères à Lothaire, il rompt la tradition d’équité. <text:s/></text:p>
      <text:p text:style-name="P17">III. Le gouvernement de l’Empire</text:p>
      <text:p text:style-name="P16"><text:span text:style-name="T8">- Un empire d’1 million de km²</text:span></text:p>
      <text:p text:style-name="P16"><text:span text:style-name="T8">- </text:span><text:span text:style-name="T7">5 M. d’hab.</text:span></text:p>
      <text:p text:style-name="P15"><text:span text:style-name="T7">- À peine 3000 hommes peut-être pour encadrer</text:span></text:p>
      <text:p text:style-name="P18">- Division en regna (sous royaumes) </text:p>
      <text:p text:style-name="P18">= régions </text:p>
      <text:p text:style-name="P18">- Conception polycentrique de l’empire</text:p>
      <text:p text:style-name="P18"/>
      <text:p text:style-name="P18">1) Gouvernement à l’échelle centrale</text:p>
      <text:p text:style-name="P18">- UN système en mode théocratie épiscopale</text:p>
      <text:p text:style-name="P18">- 789 serment de fidélité exigé de tous les hommes lires de plus de 12ans</text:p>
      <text:p text:style-name="P18">- grandes assemblées (plaids) : réuni deux fois par ans : prend décision important : grande assemblée symboliques : manière de marquer sa supériorité + prise de décision et lois : mise par écrits par succession de petits chapitres (capitulaire) puis mise par écrits à la fin de la réunion = pour la totalité de l’empire</text:p>
      <text:p text:style-name="P18">Remet place de l’écrit </text:p>
      <text:p text:style-name="P18">Organisation du Palais : intendance sour <text:s/></text:p>
      <text:p text:style-name="P18">- Capitulaire</text:p>
      <text:p text:style-name="P18">- 864 capitulaire de Pîtres (Charle le Chauve</text:p>
      <text:p text:style-name="P15"><text:span text:style-name="T9">= théocratie épiscopale : important des évêques </text:span></text:p>
      <text:p text:style-name="P15"><text:span text:style-name="T7"/></text:p>
      <text:p text:style-name="P5"/>
      <text:p text:style-name="P4"><text:bookmark text:name="_GoBack"/></text:p>
      <text:p text:style-name="P4"/>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fr" style:country-asian="FR"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fr" fo:country="FR" style:letter-kerning="true" style:font-name-asian="Calibri2" style:font-size-asian="11pt" style:language-asian="fr" style:country-asian="FR"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fo:font-weight="bold" style:font-name-asian="Calibri2" style:font-family-asian="Calibri" style:font-family-generic-asian="system" style:font-pitch-asian="variable" style:font-name-complex="Tahoma" style:font-family-complex="Tahoma" style:font-family-generic-complex="system" style:font-pitch-complex="variable"/>
    </style:style>
    <style:style style:name="ListLabel_20_2" style:display-name="ListLabel 2"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drey braussaud</meta:initial-creator>
    <meta:editing-cycles>37</meta:editing-cycles>
    <meta:creation-date>2018-01-22T10:55:00</meta:creation-date>
    <dc:date>2018-02-05T10:48:34.085000000</dc:date>
    <meta:editing-duration>PT1H47M10S</meta:editing-duration>
    <meta:generator>LibreOffice/5.3.7.2$Windows_X86_64 LibreOffice_project/6b8ed514a9f8b44d37a1b96673cbbdd077e24059</meta:generator>
    <meta:document-statistic meta:table-count="0" meta:image-count="0" meta:object-count="0" meta:page-count="5" meta:paragraph-count="55" meta:word-count="1958" meta:character-count="11675" meta:non-whitespace-character-count="97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